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88cm" svg:height="1.231cm" svg:x="1.6cm" svg:y="1.9cm">
          <text:p text:style-name="P1"><text:span text:style-name="T1">ConsumptionReadin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54cm" svg:y1="3.131cm" svg:x2="4.754cm" svg:y2="4.29cm">
          <text:p/>
        </draw:line>
        <draw:custom-shape draw:style-name="gr1" draw:text-style-name="P2" draw:layer="layout" svg:width="5.992cm" svg:height="1.303cm" svg:x="1.679cm" svg:y="4.29cm">
          <text:p text:style-name="P2">Consumption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46cm" svg:height="1.376cm" svg:x="8.854cm" svg:y="4.29cm">
          <text:p text:style-name="P1"><text:span text:style-name="T1">ConsumptionTypeInf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71cm" svg:y1="4.797cm" svg:x2="8.854cm" svg:y2="4.797cm">
          <text:p/>
        </draw:line>
        <draw:custom-shape draw:style-name="gr1" draw:text-style-name="P2" draw:layer="layout" svg:width="5.756cm" svg:height="1.376cm" svg:x="4.123cm" svg:y="6.824cm">
          <text:p text:style-name="P2">ConsumptionCo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85cm" svg:y1="5.593cm" svg:x2="5.385cm" svg:y2="6.824cm">
          <text:p/>
        </draw:line>
        <draw:line draw:style-name="gr2" draw:text-style-name="P2" draw:layer="layout" svg:x1="5.385cm" svg:y1="6.462cm" svg:x2="6.095cm" svg:y2="6.824cm">
          <text:p/>
        </draw:line>
        <draw:line draw:style-name="gr2" draw:text-style-name="P2" draw:layer="layout" svg:x1="4.754cm" svg:y1="6.824cm" svg:x2="5.385cm" svg:y2="6.462cm">
          <text:p/>
        </draw:line>
        <draw:line draw:style-name="gr2" draw:text-style-name="P2" draw:layer="layout" svg:x1="3.808cm" svg:y1="3.131cm" svg:x2="4.754cm" svg:y2="3.421cm">
          <text:p/>
        </draw:line>
        <draw:line draw:style-name="gr2" draw:text-style-name="P2" draw:layer="layout" svg:x1="4.754cm" svg:y1="3.421cm" svg:x2="5.385cm" svg:y2="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0:16:39.107000000</meta:creation-date>
    <dc:date>2014-12-03T11:12:48.702000000</dc:date>
    <meta:editing-duration>PT25M19S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